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5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E DI INSTALLAZIONE ERDKUNDER BACK-END</text:p>
      <text:p text:style-name="P1"/>
      <text:p text:style-name="P2">Prerequisiti:</text:p>
      <text:p text:style-name="P2"/>
      <text:list xml:id="list8563487051425154282" text:style-name="L1">
        <text:list-item>
          <text:p text:style-name="P4">qualora non si volesse procedere al deploy utilizzando una cartella di distro già presente <text:s/>è necessario avere installato node.js (<text:a xlink:type="simple" xlink:href="https://alessiodoria.it/come-installare-e-usare-node-js-npm-windows-mac-linux" text:style-name="Internet_20_link" text:visited-style-name="Visited_20_Internet_20_Link">https://alessiodoria.it/come-installare-e-usare-node-js-npm-windows-mac-linux</text:a>) e angular cli <text:s/>(<text:a xlink:type="simple" xlink:href="https://cli.angular.io/" text:style-name="Internet_20_link" text:visited-style-name="Visited_20_Internet_20_Link">https://cli.angular.io/</text:a> ).</text:p>
        </text:list-item>
      </text:list>
      <text:p text:style-name="P2"/>
      <text:p text:style-name="P2"/>
      <text:p text:style-name="P2">Installazione con cartella di distro già disponibile :</text:p>
      <text:p text:style-name="P2"/>
      <text:list xml:id="list3259026142949049221" text:style-name="L2">
        <text:list-item>
          <text:p text:style-name="P5">spostare la cartella erdkunder dentro la cartella webapps di tomcat; entrare nella cartella erdkunder, aprire il file index.html e modificare l'attributo href del tag &lt;base&gt; "/" a “./” . <text:s/>Eseguire lo start up dell'application server.</text:p>
        </text:list-item>
      </text:list>
      <text:p text:style-name="P2"/>
      <text:p text:style-name="P2">Installazione con creazione distro:</text:p>
      <text:p text:style-name="P2"/>
      <text:list xml:id="list6686422648695563287" text:style-name="L6">
        <text:list-item>
          <text:p text:style-name="P8">portarsi dentro la cartella /vgi-frontend/src/environments ed aprire il file environments.prod.ts;</text:p>
        </text:list-item>
        <text:list-item>
          <text:p text:style-name="P8">il file presenterà, tra parentesi graffe, una serie di parametri personalizzabili. Il parametro production è da ignorare; il parametro endpoint indica l'url cui è possibile contattare l'applicazione back end; i due parametri initialLon e initialLat indicano longitudine e latitudine per centrare di default la mappa su una determinata zona; urlWms indica l'url di un servizio wms che eventualmente si desidera contattare dall'applicativo, mentre paramWMS indica il parametro per la richiesta getMap;</text:p>
        </text:list-item>
      </text:list>
      <text:list xml:id="list7044373502768854435" text:style-name="L5">
        <text:list-item>
          <text:p text:style-name="P7">finito di editare il file da linea di comando spostarsi dentro la cartella /vgi-frontend;</text:p>
        </text:list-item>
        <text:list-item>
          <text:p text:style-name="P7">lanciare il comando “ng build --prod <text:s/>--output-path erdkunder”;</text:p>
        </text:list-item>
        <text:list-item>
          <text:p text:style-name="P7">seguire le istruzioni per l'installazione con cartella distro già disponibile;</text:p>
        </text:list-item>
      </text:list>
      <text:p text:style-name="P2"/>
      <text:p text:style-name="P2"/>
      <text:p text:style-name="P2">Finita la procedura di installazione di backend e front end è possibile visitare l'applicazione da broweser cercando per http(s)://nome dominio/erdku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16:02:24.83</meta:creation-date>
    <dc:date>2019-05-02T17:26:59.81</dc:date>
    <meta:editing-duration>PT58M4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1" meta:paragraph-count="12" meta:word-count="220" meta:character-count="1618"/>
  </office:meta>
</office:document-meta>
</file>